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4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115.26pt"/>
    </style:style>
    <style:style style:name="co6" style:family="table-column">
      <style:table-column-properties fo:break-before="auto" style:column-width="237.2pt"/>
    </style:style>
    <style:style style:name="co7" style:family="table-column">
      <style:table-column-properties fo:break-before="auto" style:column-width="206.3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valuation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lanner</text:p>
          </table:table-cell>
          <table:table-cell office:value-type="string" calcext:value-type="string">
            <text:p>Mean success rate</text:p>
          </table:table-cell>
          <table:table-cell office:value-type="string" calcext:value-type="string">
            <text:p>Mean collisions</text:p>
          </table:table-cell>
          <table:table-cell office:value-type="string" calcext:value-type="string">
            <text:p>Mean time outs</text:p>
          </table:table-cell>
          <table:table-cell office:value-type="string" calcext:value-type="string">
            <text:p>Mean time</text:p>
          </table:table-cell>
          <table:table-cell office:value-type="string" calcext:value-type="string">
            <text:p>Mean distance travelled</text:p>
          </table:table-cell>
          <table:table-cell office:value-type="string" calcext:value-type="string">
            <text:p>Mean reward</text:p>
          </table:table-cell>
          <table:table-cell office:value-type="string" calcext:value-type="string">
            <text:p>Mean computation time per second simulation time</text:p>
          </table:table-cell>
          <table:table-cell office:value-type="string" calcext:value-type="string">
            <text:p>Mean computation per local planner iteration</text:p>
          </table:table-cell>
          <table:table-cell office:value-type="string" calcext:value-type="string">
            <text:p>Mean model distribution</text:p>
          </table:table-cell>
        </table:table-row>
        <table:table-row table:style-name="ro1">
          <table:table-cell office:value-type="string" calcext:value-type="string">
            <text:p>rlca_only</text:p>
          </table:table-cell>
          <table:table-cell office:value-type="float" office:value="0.33" calcext:value-type="float">
            <text:p>0.33</text:p>
          </table:table-cell>
          <table:table-cell office:value-type="float" office:value="0.346666666666667" calcext:value-type="float">
            <text:p>0.346666666666667</text:p>
          </table:table-cell>
          <table:table-cell table:formula="of:=(1-[.B2]-[.C2])" office:value-type="float" office:value="0.323333333333333" calcext:value-type="float">
            <text:p>0.323333333333333</text:p>
          </table:table-cell>
          <table:table-cell office:value-type="float" office:value="41.5858585858586" calcext:value-type="float">
            <text:p>41.5858585858586</text:p>
          </table:table-cell>
          <table:table-cell office:value-type="float" office:value="10.289696969697" calcext:value-type="float">
            <text:p>10.289696969697</text:p>
          </table:table-cell>
          <table:table-cell office:value-type="float" office:value="0.353170353360678" calcext:value-type="float">
            <text:p>0.353170353360678</text:p>
          </table:table-cell>
          <table:table-cell office:value-type="float" office:value="200.537061027244" calcext:value-type="float">
            <text:p>200.537061027244</text:p>
          </table:table-cell>
          <table:table-cell office:value-type="float" office:value="1.78398506141003" calcext:value-type="float">
            <text:p>1.78398506141003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mpc_only</text:p>
          </table:table-cell>
          <table:table-cell office:value-type="float" office:value="0.7" calcext:value-type="float">
            <text:p>0.7</text:p>
          </table:table-cell>
          <table:table-cell office:value-type="float" office:value="0.236666666666667" calcext:value-type="float">
            <text:p>0.236666666666667</text:p>
          </table:table-cell>
          <table:table-cell table:formula="of:=(1-[.B3]-[.C3])" office:value-type="float" office:value="0.0633333333333329" calcext:value-type="float">
            <text:p>0.063333333333333</text:p>
          </table:table-cell>
          <table:table-cell office:value-type="float" office:value="43.8380952380952" calcext:value-type="float">
            <text:p>43.8380952380952</text:p>
          </table:table-cell>
          <table:table-cell office:value-type="float" office:value="10.3302380952381" calcext:value-type="float">
            <text:p>10.3302380952381</text:p>
          </table:table-cell>
          <table:table-cell office:value-type="float" office:value="0.967118624606531" calcext:value-type="float">
            <text:p>0.967118624606531</text:p>
          </table:table-cell>
          <table:table-cell office:value-type="float" office:value="721.267654456436" calcext:value-type="float">
            <text:p>721.267654456436</text:p>
          </table:table-cell>
          <table:table-cell office:value-type="float" office:value="52.2953397499353" calcext:value-type="float">
            <text:p>52.2953397499353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only</text:p>
          </table:table-cell>
          <table:table-cell office:value-type="float" office:value="0.873333333333333" calcext:value-type="float">
            <text:p>0.873333333333333</text:p>
          </table:table-cell>
          <table:table-cell office:value-type="float" office:value="0.123333333333333" calcext:value-type="float">
            <text:p>0.123333333333333</text:p>
          </table:table-cell>
          <table:table-cell table:formula="of:=(1-[.B4]-[.C4])" office:value-type="float" office:value="0.00333333333333392" calcext:value-type="float">
            <text:p>0.003333333333334</text:p>
          </table:table-cell>
          <table:table-cell office:value-type="float" office:value="33.4904580152672" calcext:value-type="float">
            <text:p>33.4904580152672</text:p>
          </table:table-cell>
          <table:table-cell office:value-type="float" office:value="10.5451908396947" calcext:value-type="float">
            <text:p>10.5451908396947</text:p>
          </table:table-cell>
          <table:table-cell office:value-type="float" office:value="1.41891506376844" calcext:value-type="float">
            <text:p>1.41891506376844</text:p>
          </table:table-cell>
          <table:table-cell office:value-type="float" office:value="264.410803533474" calcext:value-type="float">
            <text:p>264.410803533474</text:p>
          </table:table-cell>
          <table:table-cell office:value-type="float" office:value="6.44589207805456" calcext:value-type="float">
            <text:p>6.44589207805456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dyn_obst_only</text:p>
          </table:table-cell>
          <table:table-cell office:value-type="float" office:value="0.826666666666667" calcext:value-type="float">
            <text:p>0.826666666666667</text:p>
          </table:table-cell>
          <table:table-cell office:value-type="float" office:value="0.173333333333333" calcext:value-type="float">
            <text:p>0.173333333333333</text:p>
          </table:table-cell>
          <table:table-cell table:formula="of:=(1-[.B5]-[.C5])" office:value-type="float" office:value="0" calcext:value-type="float">
            <text:p>0</text:p>
          </table:table-cell>
          <table:table-cell office:value-type="float" office:value="34.5181451612903" calcext:value-type="float">
            <text:p>34.5181451612903</text:p>
          </table:table-cell>
          <table:table-cell office:value-type="float" office:value="10.5879838709677" calcext:value-type="float">
            <text:p>10.5879838709677</text:p>
          </table:table-cell>
          <table:table-cell office:value-type="float" office:value="1.28400007810517" calcext:value-type="float">
            <text:p>1.28400007810517</text:p>
          </table:table-cell>
          <table:table-cell office:value-type="float" office:value="300.361109178405" calcext:value-type="float">
            <text:p>300.361109178405</text:p>
          </table:table-cell>
          <table:table-cell office:value-type="float" office:value="9.92477661825616" calcext:value-type="float">
            <text:p>9.92477661825616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wa_only</text:p>
          </table:table-cell>
          <table:table-cell office:value-type="float" office:value="0.406666666666667" calcext:value-type="float">
            <text:p>0.406666666666667</text:p>
          </table:table-cell>
          <table:table-cell office:value-type="float" office:value="0.433333333333333" calcext:value-type="float">
            <text:p>0.433333333333333</text:p>
          </table:table-cell>
          <table:table-cell table:formula="of:=(1-[.B6]-[.C6])" office:value-type="float" office:value="0.16" calcext:value-type="float">
            <text:p>0.16</text:p>
          </table:table-cell>
          <table:table-cell office:value-type="float" office:value="32.9713114754098" calcext:value-type="float">
            <text:p>32.9713114754098</text:p>
          </table:table-cell>
          <table:table-cell office:value-type="float" office:value="9.65139344262295" calcext:value-type="float">
            <text:p>9.65139344262295</text:p>
          </table:table-cell>
          <table:table-cell office:value-type="float" office:value="0.477787908424991" calcext:value-type="float">
            <text:p>0.477787908424991</text:p>
          </table:table-cell>
          <table:table-cell office:value-type="float" office:value="316.054346813406" calcext:value-type="float">
            <text:p>316.054346813406</text:p>
          </table:table-cell>
          <table:table-cell office:value-type="float" office:value="11.5070971698213" calcext:value-type="float">
            <text:p>11.5070971698213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arena_ros_only</text:p>
          </table:table-cell>
          <table:table-cell office:value-type="float" office:value="0.51" calcext:value-type="float">
            <text:p>0.51</text:p>
          </table:table-cell>
          <table:table-cell office:value-type="float" office:value="0.376666666666667" calcext:value-type="float">
            <text:p>0.376666666666667</text:p>
          </table:table-cell>
          <table:table-cell table:formula="of:=(1-[.B7]-[.C7])" office:value-type="float" office:value="0.113333333333333" calcext:value-type="float">
            <text:p>0.113333333333333</text:p>
          </table:table-cell>
          <table:table-cell office:value-type="float" office:value="67.0392156862745" calcext:value-type="float">
            <text:p>67.0392156862745</text:p>
          </table:table-cell>
          <table:table-cell office:value-type="float" office:value="19.5020261437909" calcext:value-type="float">
            <text:p>19.5020261437909</text:p>
          </table:table-cell>
          <table:table-cell office:value-type="float" office:value="0.0417633549030729" calcext:value-type="float">
            <text:p>0.041763354903073</text:p>
          </table:table-cell>
          <table:table-cell office:value-type="float" office:value="92.8097992460085" calcext:value-type="float">
            <text:p>92.8097992460085</text:p>
          </table:table-cell>
          <table:table-cell office:value-type="float" office:value="0.454071477357103" calcext:value-type="float">
            <text:p>0.454071477357103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rl_only</text:p>
          </table:table-cell>
          <table:table-cell office:value-type="float" office:value="0.846666666666667" calcext:value-type="float">
            <text:p>0.846666666666667</text:p>
          </table:table-cell>
          <table:table-cell office:value-type="float" office:value="0.0333333333333333" calcext:value-type="float">
            <text:p>0.033333333333333</text:p>
          </table:table-cell>
          <table:table-cell table:formula="of:=(1-[.B8]-[.C8])" office:value-type="float" office:value="0.12" calcext:value-type="float">
            <text:p>0.12</text:p>
          </table:table-cell>
          <table:table-cell office:value-type="float" office:value="48.4803149606299" calcext:value-type="float">
            <text:p>48.4803149606299</text:p>
          </table:table-cell>
          <table:table-cell office:value-type="float" office:value="15.3127559055118" calcext:value-type="float">
            <text:p>15.3127559055118</text:p>
          </table:table-cell>
          <table:table-cell office:value-type="float" office:value="1.00972019164913" calcext:value-type="float">
            <text:p>1.00972019164913</text:p>
          </table:table-cell>
          <table:table-cell office:value-type="float" office:value="203.452649700753" calcext:value-type="float">
            <text:p>203.452649700753</text:p>
          </table:table-cell>
          <table:table-cell office:value-type="float" office:value="1.33924167716964" calcext:value-type="float">
            <text:p>1.33924167716964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drl4_rule07_nn13_16+d_mixed_5M_2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0166666666666667" calcext:value-type="float">
            <text:p>0.016666666666667</text:p>
          </table:table-cell>
          <table:table-cell table:formula="of:=(1-[.B9]-[.C9])" office:value-type="float" office:value="2.39391839684799E-016" calcext:value-type="float">
            <text:p>2.39391839684799E-16</text:p>
          </table:table-cell>
          <table:table-cell office:value-type="float" office:value="36.9549152542373" calcext:value-type="float">
            <text:p>36.9549152542373</text:p>
          </table:table-cell>
          <table:table-cell office:value-type="float" office:value="11.6248813559322" calcext:value-type="float">
            <text:p>11.6248813559322</text:p>
          </table:table-cell>
          <table:table-cell office:value-type="float" office:value="0.710845149943925" calcext:value-type="float">
            <text:p>0.710845149943925</text:p>
          </table:table-cell>
          <table:table-cell office:value-type="float" office:value="316.239605488204" calcext:value-type="float">
            <text:p>316.239605488204</text:p>
          </table:table-cell>
          <table:table-cell office:value-type="float" office:value="5.14434665497664" calcext:value-type="float">
            <text:p>5.14434665497664</text:p>
          </table:table-cell>
          <table:table-cell office:value-type="string" calcext:value-type="string">
            <text:p>[0.39865898 0.60134102]</text:p>
          </table:table-cell>
        </table:table-row>
        <table:table-row table:style-name="ro1">
          <table:table-cell office:value-type="string" calcext:value-type="string">
            <text:p>teb_drl4_rule06_nn7_fx3_10M</text:p>
          </table:table-cell>
          <table:table-cell office:value-type="float" office:value="0.943333333333333" calcext:value-type="float">
            <text:p>0.943333333333333</text:p>
          </table:table-cell>
          <table:table-cell office:value-type="float" office:value="0.0366666666666667" calcext:value-type="float">
            <text:p>0.036666666666667</text:p>
          </table:table-cell>
          <table:table-cell table:formula="of:=(1-[.B10]-[.C10])" office:value-type="float" office:value="0.0200000000000003" calcext:value-type="float">
            <text:p>0.02</text:p>
          </table:table-cell>
          <table:table-cell office:value-type="float" office:value="41.0226148409894" calcext:value-type="float">
            <text:p>41.0226148409894</text:p>
          </table:table-cell>
          <table:table-cell office:value-type="float" office:value="12.9605300353357" calcext:value-type="float">
            <text:p>12.9605300353357</text:p>
          </table:table-cell>
          <table:table-cell office:value-type="float" office:value="0.938939380913348" calcext:value-type="float">
            <text:p>0.938939380913348</text:p>
          </table:table-cell>
          <table:table-cell office:value-type="float" office:value="290.650834196617" calcext:value-type="float">
            <text:p>290.650834196617</text:p>
          </table:table-cell>
          <table:table-cell office:value-type="float" office:value="2.20873292521216" calcext:value-type="float">
            <text:p>2.20873292521216</text:p>
          </table:table-cell>
          <table:table-cell office:value-type="string" calcext:value-type="string">
            <text:p>[0.83677776 0.16322224]</text:p>
          </table:table-cell>
        </table:table-row>
        <table:table-row table:style-name="ro1">
          <table:table-cell office:value-type="string" calcext:value-type="string">
            <text:p>teb_drl4_rule06_nn22_fx3_mixed_5M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4" calcext:value-type="float">
            <text:p>0.04</text:p>
          </table:table-cell>
          <table:table-cell table:formula="of:=(1-[.B11]-[.C11])" office:value-type="float" office:value="0.00666666666666697" calcext:value-type="float">
            <text:p>0.006666666666667</text:p>
          </table:table-cell>
          <table:table-cell office:value-type="float" office:value="36.7447552447552" calcext:value-type="float">
            <text:p>36.7447552447552</text:p>
          </table:table-cell>
          <table:table-cell office:value-type="float" office:value="11.5324825174825" calcext:value-type="float">
            <text:p>11.5324825174825</text:p>
          </table:table-cell>
          <table:table-cell office:value-type="float" office:value="1.08307259646729" calcext:value-type="float">
            <text:p>1.08307259646729</text:p>
          </table:table-cell>
          <table:table-cell office:value-type="float" office:value="313.343274802809" calcext:value-type="float">
            <text:p>313.343274802809</text:p>
          </table:table-cell>
          <table:table-cell office:value-type="float" office:value="5.55785621893278" calcext:value-type="float">
            <text:p>5.55785621893278</text:p>
          </table:table-cell>
          <table:table-cell office:value-type="string" calcext:value-type="string">
            <text:p>[0.4140566 0.5859434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5:58:24.309467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1-26T15:59:08.267192684</dc:date>
    <meta:editing-duration>PT3M55S</meta:editing-duration>
    <meta:editing-cycles>3</meta:editing-cycles>
    <meta:document-statistic meta:table-count="1" meta:cell-count="110" meta:object-count="0"/>
  </office:meta>
</office:document-meta>
</file>